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_1" style:family="text">
      <style:text-properties fo:font-size="18pt" style:font-size-asian="18pt" style:font-size-complex="18pt" fo:font-weight="bold" style:font-weight-asian="bold" style:font-weight-complex="bold"/>
    </style:style>
    <style:style style:name="P2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2_1" style:family="text"/>
    <style:style style:name="P3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P4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>
      <style:text-properties fo:font-weight="bold" style:font-weight-asian="bold" style:font-weight-complex="bold"/>
    </style:style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P5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P6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P7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P8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P9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P10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P11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P12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P13" style:family="paragraph" style:parent-style-name="Standard">
      <style:paragraph-properties fo:break-before="auto" fo:line-height="115%" fo:margin-bottom="0.353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P14" style:family="paragraph" style:parent-style-name="Standard">
      <style:paragraph-properties fo:break-before="auto" fo:line-height="115%" fo:margin-bottom="0.353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P15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P16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P17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P18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P19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P20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P21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P22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P23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P24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P25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P26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P27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P28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P29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P30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P31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P32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P33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P34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P35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>
      <style:text-properties style:text-position="super 58%"/>
    </style:style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P36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P37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P38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P39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P40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P41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P42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>
      <style:text-properties fo:background-color="#ffffff" style:font-name="Verdana" style:font-name-asian="Verdana" style:font-name-complex="Verdana"/>
    </style:style>
    <style:style style:name="T42_6" style:family="text">
      <style:text-properties fo:background-color="#ffffff" style:text-position="super 58%" style:font-name="Verdana" style:font-name-asian="Verdana" style:font-name-complex="Verdana"/>
    </style:style>
    <style:style style:name="T42_7" style:family="text">
      <style:text-properties fo:background-color="#ffffff" style:font-name="Verdana" style:font-name-asian="Verdana" style:font-name-complex="Verdana"/>
    </style:style>
    <style:style style:name="T42_8" style:family="text"/>
    <style:style style:name="T42_9" style:family="text">
      <style:text-properties fo:background-color="#ffffff" style:font-name="Verdana" style:font-name-asian="Verdana" style:font-name-complex="Verdana"/>
    </style:style>
    <style:style style:name="T42_10" style:family="text">
      <style:text-properties fo:background-color="#ffffff" style:text-position="super 58%" style:font-name="Verdana" style:font-name-asian="Verdana" style:font-name-complex="Verdana"/>
    </style:style>
    <style:style style:name="T42_11" style:family="text">
      <style:text-properties fo:background-color="#ffffff" style:font-name="Verdana" style:font-name-asian="Verdana" style:font-name-complex="Verdana"/>
    </style:style>
    <style:style style:name="P43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P44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P45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P46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P47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P48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P49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P50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P51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P52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P53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P54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P55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P56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P57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P58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P59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P60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P61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61_1" style:family="text"/>
    <style:style style:name="T61_2" style:family="text"/>
    <style:style style:name="T61_3" style:family="text">
      <style:text-properties style:text-position="super 58%"/>
    </style:style>
    <style:style style:name="T61_4" style:family="text"/>
    <style:style style:name="T61_5" style:family="text"/>
    <style:style style:name="T61_6" style:family="text">
      <style:text-properties style:text-position="super 58%"/>
    </style:style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>
      <style:text-properties style:text-position="super 58%"/>
    </style:style>
    <style:style style:name="T61_12" style:family="text"/>
    <style:style style:name="T61_13" style:family="text"/>
    <style:style style:name="T61_14" style:family="text">
      <style:text-properties style:text-position="super 58%"/>
    </style:style>
    <style:style style:name="P62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P63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P64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P65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T65_55" style:family="text"/>
    <style:style style:name="T65_56" style:family="text"/>
    <style:style style:name="T65_57" style:family="text"/>
    <style:style style:name="T65_58" style:family="text"/>
    <style:style style:name="T65_59" style:family="text"/>
    <style:style style:name="T65_60" style:family="text"/>
    <style:style style:name="T65_61" style:family="text"/>
    <style:style style:name="T65_62" style:family="text"/>
    <style:style style:name="P66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P67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P68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P69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</office:automatic-styles>
  <office:body>
    <office:text>
      <text:p text:style-name="P1"><text:span text:style-name="T1_1">Fibonacci</text:span></text:p>
      <text:p text:style-name="P2"><text:span text:style-name="T2_1">0,1,<text:s/>1,2,3,5,8,13,21,34,...</text:span></text:p>
      <text:p text:style-name="P3"/>
      <text:p text:style-name="P4"><text:span text:style-name="T4_1">1)<text:s/></text:span><text:span text:style-name="T4_2">Programme</text:span><text:span text:style-name="T4_3"><text:s/></text:span><text:span text:style-name="T4_4">Fibonacci</text:span><text:span text:style-name="T4_5">,<text:s/></text:span><text:span text:style-name="T4_6">recursively</text:span><text:span text:style-name="T4_7">,<text:s/></text:span><text:span text:style-name="T4_8">in</text:span><text:span text:style-name="T4_9"><text:s/></text:span><text:span text:style-name="T4_10">the</text:span><text:span text:style-name="T4_11"><text:s/></text:span><text:span text:style-name="T4_12">language</text:span><text:span text:style-name="T4_13"><text:s/></text:span><text:span text:style-name="T4_14">of</text:span><text:span text:style-name="T4_15"><text:s/></text:span><text:span text:style-name="T4_16">your</text:span><text:span text:style-name="T4_17"><text:s/></text:span><text:span text:style-name="T4_18">choice</text:span><text:span text:style-name="T4_19">.<text:s/></text:span><text:span text:style-name="T4_20">Your</text:span><text:span text:style-name="T4_21"><text:s/></text:span><text:span text:style-name="T4_22">program</text:span><text:span text:style-name="T4_23"><text:s/></text:span><text:span text:style-name="T4_24">should</text:span><text:span text:style-name="T4_25"><text:s/></text:span><text:span text:style-name="T4_26">return</text:span><text:span text:style-name="T4_27"><text:s/></text:span><text:span text:style-name="T4_28">the</text:span><text:span text:style-name="T4_29"><text:s/></text:span><text:span text:style-name="T4_30">nth</text:span><text:span text:style-name="T4_31"><text:s/></text:span><text:span text:style-name="T4_32">Fibonacci</text:span><text:span text:style-name="T4_33"><text:s/></text:span><text:span text:style-name="T4_34">number</text:span><text:span text:style-name="T4_35">.</text:span></text:p>
      <text:p text:style-name="P5"><text:span text:style-name="T5_1">Note</text:span><text:span text:style-name="T5_2">,<text:s/></text:span><text:span text:style-name="T5_3">Fib</text:span><text:span text:style-name="T5_4">(0)<text:s/>=<text:s/>0.</text:span></text:p>
      <text:p text:style-name="P6"><text:span text:style-name="T6_1">What</text:span><text:span text:style-name="T6_2"><text:s/></text:span><text:span text:style-name="T6_3">is</text:span><text:span text:style-name="T6_4"><text:s/></text:span><text:span text:style-name="T6_5">the</text:span><text:span text:style-name="T6_6"><text:s/></text:span><text:span text:style-name="T6_7">time</text:span><text:span text:style-name="T6_8"><text:s/></text:span><text:span text:style-name="T6_9">complexity</text:span><text:span text:style-name="T6_10">?</text:span></text:p>
      <text:p text:style-name="P7"><text:span text:style-name="T7_1">What</text:span><text:span text:style-name="T7_2"><text:s/></text:span><text:span text:style-name="T7_3">is</text:span><text:span text:style-name="T7_4"><text:s/></text:span><text:span text:style-name="T7_5">the</text:span><text:span text:style-name="T7_6"><text:s/></text:span><text:span text:style-name="T7_7">space</text:span><text:span text:style-name="T7_8"><text:s/></text:span><text:span text:style-name="T7_9">complexity</text:span><text:span text:style-name="T7_10">?</text:span></text:p>
      <text:p text:style-name="P8"><text:span text:style-name="T8_1">Have</text:span><text:span text:style-name="T8_2"><text:s/></text:span><text:span text:style-name="T8_3">you</text:span><text:span text:style-name="T8_4"><text:s/></text:span><text:span text:style-name="T8_5">tested</text:span><text:span text:style-name="T8_6"><text:s/></text:span><text:span text:style-name="T8_7">it</text:span><text:span text:style-name="T8_8">?</text:span></text:p>
      <text:p text:style-name="P9"><text:span text:style-name="T9_1">Can</text:span><text:span text:style-name="T9_2"><text:s/></text:span><text:span text:style-name="T9_3">you</text:span><text:span text:style-name="T9_4"><text:s/></text:span><text:span text:style-name="T9_5">break</text:span><text:span text:style-name="T9_6"><text:s/></text:span><text:span text:style-name="T9_7">it</text:span><text:span text:style-name="T9_8">?</text:span></text:p>
      <text:p text:style-name="P10"><text:span text:style-name="T10_1">Estimate</text:span><text:span text:style-name="T10_2"><text:s/></text:span><text:span text:style-name="T10_3">how</text:span><text:span text:style-name="T10_4"><text:s/></text:span><text:span text:style-name="T10_5">many</text:span><text:span text:style-name="T10_6"><text:s/></text:span><text:span text:style-name="T10_7">digits</text:span><text:span text:style-name="T10_8"><text:s/></text:span><text:span text:style-name="T10_9">there</text:span><text:span text:style-name="T10_10"><text:s/></text:span><text:span text:style-name="T10_11">are</text:span><text:span text:style-name="T10_12"><text:s/></text:span><text:span text:style-name="T10_13">in</text:span><text:span text:style-name="T10_14"><text:s/></text:span><text:span text:style-name="T10_15">the</text:span><text:span text:style-name="T10_16"><text:s/></text:span><text:span text:style-name="T10_17">nth</text:span><text:span text:style-name="T10_18"><text:s/></text:span><text:span text:style-name="T10_19">number</text:span><text:span text:style-name="T10_20"><text:s/>(</text:span><text:span text:style-name="T10_21">in</text:span><text:span text:style-name="T10_22"><text:s/></text:span><text:span text:style-name="T10_23">binary</text:span><text:span text:style-name="T10_24"><text:s/></text:span><text:span text:style-name="T10_25">or</text:span><text:span text:style-name="T10_26"><text:s/></text:span><text:span text:style-name="T10_27">decimal</text:span><text:span text:style-name="T10_28">).</text:span></text:p>
      <text:p text:style-name="P11"><text:span text:style-name="T11_1">How</text:span><text:span text:style-name="T11_2"><text:s/></text:span><text:span text:style-name="T11_3">quickly</text:span><text:span text:style-name="T11_4"><text:s/></text:span><text:span text:style-name="T11_5">does</text:span><text:span text:style-name="T11_6"><text:s/></text:span><text:span text:style-name="T11_7">the</text:span><text:span text:style-name="T11_8"><text:s/></text:span><text:span text:style-name="T11_9">fibonacci</text:span><text:span text:style-name="T11_10"><text:s/></text:span><text:span text:style-name="T11_11">number</text:span><text:span text:style-name="T11_12"><text:s/></text:span><text:span text:style-name="T11_13">grow</text:span><text:span text:style-name="T11_14"><text:s/></text:span><text:span text:style-name="T11_15">with</text:span><text:span text:style-name="T11_16"><text:s/></text:span><text:span text:style-name="T11_17">n</text:span><text:span text:style-name="T11_18">?<text:s text:c="2"/></text:span><text:span text:style-name="T11_19">How</text:span><text:span text:style-name="T11_20"><text:s/></text:span><text:span text:style-name="T11_21">tight</text:span><text:span text:style-name="T11_22"><text:s/></text:span><text:span text:style-name="T11_23">can</text:span><text:span text:style-name="T11_24"><text:s/></text:span><text:span text:style-name="T11_25">you</text:span><text:span text:style-name="T11_26"><text:s/></text:span><text:span text:style-name="T11_27">get</text:span><text:span text:style-name="T11_28"><text:s/></text:span><text:span text:style-name="T11_29">the</text:span><text:span text:style-name="T11_30"><text:s/></text:span><text:span text:style-name="T11_31">bound</text:span><text:span text:style-name="T11_32">?</text:span></text:p>
      <text:p text:style-name="P12"><text:span text:style-name="T12_1">How</text:span><text:span text:style-name="T12_2"><text:s/></text:span><text:span text:style-name="T12_3">big</text:span><text:span text:style-name="T12_4"><text:s/></text:span><text:span text:style-name="T12_5">can</text:span><text:span text:style-name="T12_6"><text:s/></text:span><text:span text:style-name="T12_7">you</text:span><text:span text:style-name="T12_8"><text:s/></text:span><text:span text:style-name="T12_9">make</text:span><text:span text:style-name="T12_10"><text:s/></text:span><text:span text:style-name="T12_11">n</text:span><text:span text:style-name="T12_12"><text:s/></text:span><text:span text:style-name="T12_13">when</text:span><text:span text:style-name="T12_14"><text:s/></text:span><text:span text:style-name="T12_15">the</text:span><text:span text:style-name="T12_16"><text:s/></text:span><text:span text:style-name="T12_17">return</text:span><text:span text:style-name="T12_18"><text:s/></text:span><text:span text:style-name="T12_19">type</text:span><text:span text:style-name="T12_20"><text:s/></text:span><text:span text:style-name="T12_21">is</text:span><text:span text:style-name="T12_22"><text:s/></text:span><text:span text:style-name="T12_23">a</text:span><text:span text:style-name="T12_24"><text:s/></text:span><text:span text:style-name="T12_25">signed</text:span><text:span text:style-name="T12_26"><text:s/>32</text:span><text:span text:style-name="T12_27">bit</text:span><text:span text:style-name="T12_28"><text:s/></text:span><text:span text:style-name="T12_29">int</text:span><text:span text:style-name="T12_30">?</text:span></text:p>
      <text:p text:style-name="P13"><text:span text:style-name="T13_1">Why</text:span><text:span text:style-name="T13_2"><text:s/></text:span><text:span text:style-name="T13_3">did</text:span><text:span text:style-name="T13_4"><text:s/></text:span><text:span text:style-name="T13_5">you</text:span><text:span text:style-name="T13_6"><text:s/></text:span><text:span text:style-name="T13_7">choose</text:span><text:span text:style-name="T13_8"><text:s/></text:span><text:span text:style-name="T13_9">those</text:span><text:span text:style-name="T13_10"><text:s/></text:span><text:span text:style-name="T13_11">data</text:span><text:span text:style-name="T13_12"><text:s/></text:span><text:span text:style-name="T13_13">types</text:span><text:span text:style-name="T13_14"><text:s/></text:span><text:span text:style-name="T13_15">for</text:span><text:span text:style-name="T13_16"><text:s/></text:span><text:span text:style-name="T13_17">the</text:span><text:span text:style-name="T13_18"><text:s/></text:span><text:span text:style-name="T13_19">argument</text:span><text:span text:style-name="T13_20"><text:s/></text:span><text:span text:style-name="T13_21">and</text:span><text:span text:style-name="T13_22"><text:s/></text:span><text:span text:style-name="T13_23">return</text:span><text:span text:style-name="T13_24"><text:s/></text:span><text:span text:style-name="T13_25">value</text:span><text:span text:style-name="T13_26">?<text:s/></text:span><text:span text:style-name="T13_27">Did</text:span><text:span text:style-name="T13_28"><text:s/></text:span><text:span text:style-name="T13_29">it</text:span><text:span text:style-name="T13_30"><text:s/></text:span><text:span text:style-name="T13_31">occur</text:span><text:span text:style-name="T13_32"><text:s/></text:span><text:span text:style-name="T13_33">to</text:span><text:span text:style-name="T13_34"><text:s/></text:span><text:span text:style-name="T13_35">you</text:span><text:span text:style-name="T13_36"><text:s/></text:span><text:span text:style-name="T13_37">to</text:span><text:span text:style-name="T13_38"><text:s/></text:span><text:span text:style-name="T13_39">think</text:span><text:span text:style-name="T13_40"><text:s/></text:span><text:span text:style-name="T13_41">about</text:span><text:span text:style-name="T13_42"><text:s/></text:span><text:span text:style-name="T13_43">the</text:span><text:span text:style-name="T13_44"><text:s/></text:span><text:span text:style-name="T13_45">types</text:span><text:span text:style-name="T13_46"><text:s/></text:span><text:span text:style-name="T13_47">before</text:span><text:span text:style-name="T13_48"><text:s/></text:span><text:span text:style-name="T13_49">answering</text:span><text:span text:style-name="T13_50"><text:s/></text:span><text:span text:style-name="T13_51">the</text:span><text:span text:style-name="T13_52"><text:s/></text:span><text:span text:style-name="T13_53">question</text:span><text:span text:style-name="T13_54">?</text:span></text:p>
      <text:p text:style-name="P14"><text:span text:style-name="T14_1">What</text:span><text:span text:style-name="T14_2"><text:s/></text:span><text:span text:style-name="T14_3">are</text:span><text:span text:style-name="T14_4"><text:s/></text:span><text:span text:style-name="T14_5">the</text:span><text:span text:style-name="T14_6"><text:s/></text:span><text:span text:style-name="T14_7">consequences</text:span><text:span text:style-name="T14_8"><text:s/></text:span><text:span text:style-name="T14_9">for</text:span><text:span text:style-name="T14_10"><text:s/></text:span><text:span text:style-name="T14_11">the</text:span><text:span text:style-name="T14_12"><text:s/></text:span><text:span text:style-name="T14_13">complexities</text:span><text:span text:style-name="T14_14"><text:s/></text:span><text:span text:style-name="T14_15">if</text:span><text:span text:style-name="T14_16"><text:s/></text:span><text:span text:style-name="T14_17">you</text:span><text:span text:style-name="T14_18"><text:s/></text:span><text:span text:style-name="T14_19">change</text:span><text:span text:style-name="T14_20"><text:s/></text:span><text:span text:style-name="T14_21">the</text:span><text:span text:style-name="T14_22"><text:s/></text:span><text:span text:style-name="T14_23">data</text:span><text:span text:style-name="T14_24"><text:s/></text:span><text:span text:style-name="T14_25">types</text:span><text:span text:style-name="T14_26">?</text:span></text:p>
      <text:p text:style-name="P15"><text:span text:style-name="T15_1">What</text:span><text:span text:style-name="T15_2"><text:s/></text:span><text:span text:style-name="T15_3">happens</text:span><text:span text:style-name="T15_4"><text:s/></text:span><text:span text:style-name="T15_5">if</text:span><text:span text:style-name="T15_6"><text:s/></text:span><text:span text:style-name="T15_7">n</text:span><text:span text:style-name="T15_8"><text:s/></text:span><text:span text:style-name="T15_9">is</text:span><text:span text:style-name="T15_10"><text:s/></text:span><text:span text:style-name="T15_11">negative</text:span><text:span text:style-name="T15_12">?</text:span></text:p>
      <text:p text:style-name="P16"/>
      <text:p text:style-name="P17"><text:span text:style-name="T17_1">Fix</text:span><text:span text:style-name="T17_2"><text:s/></text:span><text:span text:style-name="T17_3">your</text:span><text:span text:style-name="T17_4"><text:s/></text:span><text:span text:style-name="T17_5">code</text:span><text:span text:style-name="T17_6"><text:s/></text:span><text:span text:style-name="T17_7">to</text:span><text:span text:style-name="T17_8"><text:s/></text:span><text:span text:style-name="T17_9">have</text:span><text:span text:style-name="T17_10"><text:s/></text:span><text:span text:style-name="T17_11">error</text:span><text:span text:style-name="T17_12"><text:s/></text:span><text:span text:style-name="T17_13">checking</text:span><text:span text:style-name="T17_14"><text:s/>(</text:span><text:span text:style-name="T17_15">fail</text:span><text:span text:style-name="T17_16"><text:s/></text:span><text:span text:style-name="T17_17">on</text:span><text:span text:style-name="T17_18"><text:s/></text:span><text:span text:style-name="T17_19">negative</text:span><text:span text:style-name="T17_20"><text:s/></text:span><text:span text:style-name="T17_21">or</text:span><text:span text:style-name="T17_22"><text:s/></text:span><text:span text:style-name="T17_23">too</text:span><text:span text:style-name="T17_24"><text:s/></text:span><text:span text:style-name="T17_25">large</text:span><text:span text:style-name="T17_26">).</text:span></text:p>
      <text:p text:style-name="P18"><text:span text:style-name="T18_1">If</text:span><text:span text:style-name="T18_2"><text:s/></text:span><text:span text:style-name="T18_3">your</text:span><text:span text:style-name="T18_4"><text:s/></text:span><text:span text:style-name="T18_5">language</text:span><text:span text:style-name="T18_6"><text:s/></text:span><text:span text:style-name="T18_7">has</text:span><text:span text:style-name="T18_8"><text:s/></text:span><text:span text:style-name="T18_9">big</text:span><text:span text:style-name="T18_10"><text:s/></text:span><text:span text:style-name="T18_11">ints</text:span><text:span text:style-name="T18_12">,<text:s/></text:span><text:span text:style-name="T18_13">make</text:span><text:span text:style-name="T18_14"><text:s/></text:span><text:span text:style-name="T18_15">that</text:span><text:span text:style-name="T18_16"><text:s/></text:span><text:span text:style-name="T18_17">the</text:span><text:span text:style-name="T18_18"><text:s/></text:span><text:span text:style-name="T18_19">return</text:span><text:span text:style-name="T18_20"><text:s/></text:span><text:span text:style-name="T18_21">type</text:span><text:span text:style-name="T18_22">.<text:s/></text:span><text:span text:style-name="T18_23">See</text:span><text:span text:style-name="T18_24"><text:s/></text:span><text:span text:style-name="T18_25">how</text:span><text:span text:style-name="T18_26"><text:s/></text:span><text:span text:style-name="T18_27">big</text:span><text:span text:style-name="T18_28"><text:s/></text:span><text:span text:style-name="T18_29">you</text:span><text:span text:style-name="T18_30"><text:s/></text:span><text:span text:style-name="T18_31">can</text:span><text:span text:style-name="T18_32"><text:s/></text:span><text:span text:style-name="T18_33">make</text:span><text:span text:style-name="T18_34"><text:s/></text:span><text:span text:style-name="T18_35">it</text:span><text:span text:style-name="T18_36"><text:s/></text:span><text:span text:style-name="T18_37">work</text:span><text:span text:style-name="T18_38"><text:s/></text:span><text:span text:style-name="T18_39">for</text:span><text:span text:style-name="T18_40">.<text:s text:c="2"/></text:span><text:span text:style-name="T18_41">How</text:span><text:span text:style-name="T18_42"><text:s/></text:span><text:span text:style-name="T18_43">do</text:span><text:span text:style-name="T18_44"><text:s/></text:span><text:span text:style-name="T18_45">big</text:span><text:span text:style-name="T18_46"><text:s/></text:span><text:span text:style-name="T18_47">ints</text:span><text:span text:style-name="T18_48"><text:s/></text:span><text:span text:style-name="T18_49">change</text:span><text:span text:style-name="T18_50"><text:s/></text:span><text:span text:style-name="T18_51">the</text:span><text:span text:style-name="T18_52"><text:s/></text:span><text:span text:style-name="T18_53">complexity</text:span><text:span text:style-name="T18_54">?</text:span></text:p>
      <text:p text:style-name="P19"><text:span text:style-name="T19_1">Fix</text:span><text:span text:style-name="T19_2"><text:s/></text:span><text:span text:style-name="T19_3">your</text:span><text:span text:style-name="T19_4"><text:s/></text:span><text:span text:style-name="T19_5">code</text:span><text:span text:style-name="T19_6"><text:s/></text:span><text:span text:style-name="T19_7">to</text:span><text:span text:style-name="T19_8"><text:s/></text:span><text:span text:style-name="T19_9">do</text:span><text:span text:style-name="T19_10"><text:s/></text:span><text:span text:style-name="T19_11">negative</text:span><text:span text:style-name="T19_12"><text:s/></text:span><text:span text:style-name="T19_13">numbers</text:span><text:span text:style-name="T19_14">.</text:span></text:p>
      <text:p text:style-name="P20"><text:span text:style-name="T20_1"><text:s text:c="4"/></text:span><text:span text:style-name="T20_2">Hint</text:span><text:span text:style-name="T20_3">:<text:s/></text:span><text:span text:style-name="T20_4">Fib</text:span><text:span text:style-name="T20_5">(</text:span><text:span text:style-name="T20_6">n</text:span><text:span text:style-name="T20_7">-2)<text:s/>=<text:s/></text:span><text:span text:style-name="T20_8">Fib</text:span><text:span text:style-name="T20_9">(</text:span><text:span text:style-name="T20_10">n</text:span><text:span text:style-name="T20_11">)<text:s/>-<text:s/></text:span><text:span text:style-name="T20_12">Fib</text:span><text:span text:style-name="T20_13">(</text:span><text:span text:style-name="T20_14">n</text:span><text:span text:style-name="T20_15">-1)</text:span></text:p>
      <text:p text:style-name="P21"/>
      <text:p text:style-name="P22"/>
      <text:p text:style-name="P23"/>
      <text:p text:style-name="P24"><text:span text:style-name="T24_1">2)<text:s/></text:span><text:span text:style-name="T24_2">Apply</text:span><text:span text:style-name="T24_3"><text:s/></text:span><text:span text:style-name="T24_4">memoisation</text:span><text:span text:style-name="T24_5"><text:s/></text:span><text:span text:style-name="T24_6">to</text:span><text:span text:style-name="T24_7"><text:s/></text:span><text:span text:style-name="T24_8">the</text:span><text:span text:style-name="T24_9"><text:s/></text:span><text:span text:style-name="T24_10">recursive</text:span><text:span text:style-name="T24_11"><text:s/></text:span><text:span text:style-name="T24_12">Fibonacci</text:span><text:span text:style-name="T24_13">.</text:span></text:p>
      <text:p text:style-name="P25"/>
      <text:p text:style-name="P26"><text:span text:style-name="T26_1">How</text:span><text:span text:style-name="T26_2"><text:s/></text:span><text:span text:style-name="T26_3">does</text:span><text:span text:style-name="T26_4"><text:s/></text:span><text:span text:style-name="T26_5">this</text:span><text:span text:style-name="T26_6"><text:s/></text:span><text:span text:style-name="T26_7">change</text:span><text:span text:style-name="T26_8"><text:s/></text:span><text:span text:style-name="T26_9">the</text:span><text:span text:style-name="T26_10"><text:s/></text:span><text:span text:style-name="T26_11">complexities</text:span><text:span text:style-name="T26_12">?</text:span></text:p>
      <text:p text:style-name="P27"><text:span text:style-name="T27_1">What</text:span><text:span text:style-name="T27_2"><text:s/></text:span><text:span text:style-name="T27_3">choices</text:span><text:span text:style-name="T27_4"><text:s/></text:span><text:span text:style-name="T27_5">are</text:span><text:span text:style-name="T27_6"><text:s/></text:span><text:span text:style-name="T27_7">there</text:span><text:span text:style-name="T27_8"><text:s/></text:span><text:span text:style-name="T27_9">for</text:span><text:span text:style-name="T27_10"><text:s/></text:span><text:span text:style-name="T27_11">your</text:span><text:span text:style-name="T27_12"><text:s/></text:span><text:span text:style-name="T27_13">memo</text:span><text:span text:style-name="T27_14"><text:s/></text:span><text:span text:style-name="T27_15">data</text:span><text:span text:style-name="T27_16"><text:s/></text:span><text:span text:style-name="T27_17">structure</text:span><text:span text:style-name="T27_18">?<text:s text:c="2"/></text:span><text:span text:style-name="T27_19">If</text:span><text:span text:style-name="T27_20"><text:s/></text:span><text:span text:style-name="T27_21">the</text:span><text:span text:style-name="T27_22"><text:s/></text:span><text:span text:style-name="T27_23">return</text:span><text:span text:style-name="T27_24"><text:s/></text:span><text:span text:style-name="T27_25">type</text:span><text:span text:style-name="T27_26"><text:s/></text:span><text:span text:style-name="T27_27">is</text:span><text:span text:style-name="T27_28"><text:s/></text:span><text:span text:style-name="T27_29">just</text:span><text:span text:style-name="T27_30"><text:s/></text:span><text:span text:style-name="T27_31">int</text:span><text:span text:style-name="T27_32">,<text:s/></text:span><text:span text:style-name="T27_33">what</text:span><text:span text:style-name="T27_34"><text:s/></text:span><text:span text:style-name="T27_35">then</text:span><text:span text:style-name="T27_36">?</text:span></text:p>
      <text:p text:style-name="P28"/>
      <text:p text:style-name="P29"><text:span text:style-name="T29_1">3)<text:s/></text:span><text:span text:style-name="T29_2">Write</text:span><text:span text:style-name="T29_3"><text:s/></text:span><text:span text:style-name="T29_4">an</text:span><text:span text:style-name="T29_5"><text:s/></text:span><text:span text:style-name="T29_6">iterative</text:span><text:span text:style-name="T29_7"><text:s/></text:span><text:span text:style-name="T29_8">version</text:span><text:span text:style-name="T29_9"><text:s/></text:span><text:span text:style-name="T29_10">of</text:span><text:span text:style-name="T29_11"><text:s/></text:span><text:span text:style-name="T29_12">Fibonacci</text:span><text:span text:style-name="T29_13">.</text:span></text:p>
      <text:p text:style-name="P30"/>
      <text:p text:style-name="P31"><text:span text:style-name="T31_1">Hint</text:span><text:span text:style-name="T31_2">:<text:s/></text:span><text:span text:style-name="T31_3">x</text:span><text:span text:style-name="T31_4"><text:s/>=<text:s/></text:span><text:span text:style-name="T31_5">y</text:span><text:span text:style-name="T31_6">,<text:s/></text:span><text:span text:style-name="T31_7">y</text:span><text:span text:style-name="T31_8"><text:s/>=<text:s/></text:span><text:span text:style-name="T31_9">x</text:span><text:span text:style-name="T31_10"><text:s/>+<text:s/></text:span><text:span text:style-name="T31_11">y</text:span></text:p>
      <text:p text:style-name="P32"><text:span text:style-name="T32_1">What</text:span><text:span text:style-name="T32_2"><text:s/></text:span><text:span text:style-name="T32_3">are</text:span><text:span text:style-name="T32_4"><text:s/></text:span><text:span text:style-name="T32_5">the</text:span><text:span text:style-name="T32_6"><text:s/></text:span><text:span text:style-name="T32_7">complexities</text:span><text:span text:style-name="T32_8">?</text:span></text:p>
      <text:p text:style-name="P33"><text:span text:style-name="T33_1">Express</text:span><text:span text:style-name="T33_2"><text:s/></text:span><text:span text:style-name="T33_3">your</text:span><text:span text:style-name="T33_4"><text:s/></text:span><text:span text:style-name="T33_5">code</text:span><text:span text:style-name="T33_6"><text:s/></text:span><text:span text:style-name="T33_7">as</text:span><text:span text:style-name="T33_8"><text:s/></text:span><text:span text:style-name="T33_9">matrix</text:span><text:span text:style-name="T33_10"><text:s/></text:span><text:span text:style-name="T33_11">and</text:span><text:span text:style-name="T33_12"><text:s/></text:span><text:span text:style-name="T33_13">vector</text:span><text:span text:style-name="T33_14"><text:s/></text:span><text:span text:style-name="T33_15">operations</text:span><text:span text:style-name="T33_16">.</text:span></text:p>
      <text:p text:style-name="P34"/>
      <text:p text:style-name="P35"><text:span text:style-name="T35_1">4)<text:s/></text:span><text:span text:style-name="T35_2">Write</text:span><text:span text:style-name="T35_3"><text:s/></text:span><text:span text:style-name="T35_4">a</text:span><text:span text:style-name="T35_5"><text:s/></text:span><text:span text:style-name="T35_6">program</text:span><text:span text:style-name="T35_7"><text:s/></text:span><text:span text:style-name="T35_8">to</text:span><text:span text:style-name="T35_9"><text:s/></text:span><text:span text:style-name="T35_10">calculate</text:span><text:span text:style-name="T35_11"><text:s/></text:span><text:span text:style-name="T35_12">A</text:span><text:span text:style-name="T35_13">n</text:span><text:span text:style-name="T35_14"><text:s/>(</text:span><text:span text:style-name="T35_15">nth</text:span><text:span text:style-name="T35_16"><text:s/></text:span><text:span text:style-name="T35_17">power</text:span><text:span text:style-name="T35_18"><text:s/></text:span><text:span text:style-name="T35_19">of</text:span><text:span text:style-name="T35_20"><text:s/></text:span><text:span text:style-name="T35_21">a</text:span><text:span text:style-name="T35_22"><text:s/></text:span><text:span text:style-name="T35_23">square</text:span><text:span text:style-name="T35_24"><text:s/></text:span><text:span text:style-name="T35_25">matrix</text:span><text:span text:style-name="T35_26">)<text:s/></text:span><text:span text:style-name="T35_27">in</text:span><text:span text:style-name="T35_28"><text:s/></text:span><text:span text:style-name="T35_29">logarithmic</text:span><text:span text:style-name="T35_30"><text:s/></text:span><text:span text:style-name="T35_31">time</text:span><text:span text:style-name="T35_32">.</text:span></text:p>
      <text:p text:style-name="P36"><text:span text:style-name="T36_1">Use</text:span><text:span text:style-name="T36_2"><text:s/></text:span><text:span text:style-name="T36_3">this</text:span><text:span text:style-name="T36_4"><text:s/></text:span><text:span text:style-name="T36_5">to</text:span><text:span text:style-name="T36_6"><text:s/></text:span><text:span text:style-name="T36_7">compute</text:span><text:span text:style-name="T36_8"><text:s/></text:span><text:span text:style-name="T36_9">Fibonacci</text:span><text:span text:style-name="T36_10"><text:s/></text:span><text:span text:style-name="T36_11">in</text:span><text:span text:style-name="T36_12"><text:s/></text:span><text:span text:style-name="T36_13">logarithmic</text:span><text:span text:style-name="T36_14"><text:s/></text:span><text:span text:style-name="T36_15">time</text:span><text:span text:style-name="T36_16">.</text:span></text:p>
      <text:p text:style-name="P37"><text:span text:style-name="T37_1">What</text:span><text:span text:style-name="T37_2"><text:s/></text:span><text:span text:style-name="T37_3">is</text:span><text:span text:style-name="T37_4"><text:s/></text:span><text:span text:style-name="T37_5">the</text:span><text:span text:style-name="T37_6"><text:s/></text:span><text:span text:style-name="T37_7">space</text:span><text:span text:style-name="T37_8"><text:s/></text:span><text:span text:style-name="T37_9">complexity</text:span><text:span text:style-name="T37_10">?</text:span></text:p>
      <text:p text:style-name="P38"><text:span text:style-name="T38_1">If</text:span><text:span text:style-name="T38_2"><text:s/></text:span><text:span text:style-name="T38_3">you</text:span><text:span text:style-name="T38_4"><text:s/></text:span><text:span text:style-name="T38_5">have</text:span><text:span text:style-name="T38_6"><text:s/></text:span><text:span text:style-name="T38_7">big</text:span><text:span text:style-name="T38_8"><text:s/></text:span><text:span text:style-name="T38_9">ints</text:span><text:span text:style-name="T38_10">,<text:s/></text:span><text:span text:style-name="T38_11">what</text:span><text:span text:style-name="T38_12"><text:s/></text:span><text:span text:style-name="T38_13">are</text:span><text:span text:style-name="T38_14"><text:s/></text:span><text:span text:style-name="T38_15">the</text:span><text:span text:style-name="T38_16"><text:s/></text:span><text:span text:style-name="T38_17">complexities</text:span><text:span text:style-name="T38_18">?</text:span></text:p>
      <text:p text:style-name="P39"><text:span text:style-name="T39_1">Home</text:span><text:span text:style-name="T39_2"><text:s/></text:span><text:span text:style-name="T39_3">work</text:span><text:span text:style-name="T39_4">:<text:s/></text:span><text:span text:style-name="T39_5">read</text:span><text:span text:style-name="T39_6"><text:s/></text:span><text:span text:style-name="T39_7">about</text:span><text:span text:style-name="T39_8"><text:s/></text:span><text:span text:style-name="T39_9">loop</text:span><text:span text:style-name="T39_10"><text:s/></text:span><text:span text:style-name="T39_11">compaction</text:span><text:span text:style-name="T39_12">.</text:span></text:p>
      <text:p text:style-name="P40"/>
      <text:p text:style-name="P41"><text:span text:style-name="T41_1">5)<text:s/></text:span><text:span text:style-name="T41_2">Prove</text:span><text:span text:style-name="T41_3"><text:s/></text:span><text:span text:style-name="T41_4">by</text:span><text:span text:style-name="T41_5"><text:s/></text:span><text:span text:style-name="T41_6">induction</text:span><text:span text:style-name="T41_7"><text:s/></text:span><text:span text:style-name="T41_8">that</text:span></text:p>
      <text:p text:style-name="P42"><text:span text:style-name="T42_1">Fib</text:span><text:span text:style-name="T42_2">(</text:span><text:span text:style-name="T42_3">n</text:span><text:span text:style-name="T42_4">)<text:s/>=<text:s/>(((1<text:s/>+<text:s/></text:span><text:span text:style-name="T42_5">√5)/2)</text:span><text:span text:style-name="T42_6">n</text:span><text:span text:style-name="T42_7"><text:s/>-<text:s/></text:span><text:span text:style-name="T42_8">((1<text:s/>-<text:s/></text:span><text:span text:style-name="T42_9">√5)/2)</text:span><text:span text:style-name="T42_10">n</text:span><text:span text:style-name="T42_11">)<text:s/>/<text:s/>√5</text:span></text:p>
      <text:p text:style-name="P43"/>
      <text:p text:style-name="P44"><text:span text:style-name="T44_1">Programme</text:span><text:span text:style-name="T44_2"><text:s/></text:span><text:span text:style-name="T44_3">this</text:span><text:span text:style-name="T44_4"><text:s/>(</text:span><text:span text:style-name="T44_5">the</text:span><text:span text:style-name="T44_6"><text:s/></text:span><text:span text:style-name="T44_7">function</text:span><text:span text:style-name="T44_8">,<text:s/></text:span><text:span text:style-name="T44_9">not</text:span><text:span text:style-name="T44_10"><text:s/></text:span><text:span text:style-name="T44_11">an</text:span><text:span text:style-name="T44_12"><text:s/></text:span><text:span text:style-name="T44_13">automated</text:span><text:span text:style-name="T44_14"><text:s/></text:span><text:span text:style-name="T44_15">proof</text:span><text:span text:style-name="T44_16">).</text:span></text:p>
      <text:p text:style-name="P45"><text:span text:style-name="T45_1">What</text:span><text:span text:style-name="T45_2"><text:s/></text:span><text:span text:style-name="T45_3">are</text:span><text:span text:style-name="T45_4"><text:s/></text:span><text:span text:style-name="T45_5">the</text:span><text:span text:style-name="T45_6"><text:s/></text:span><text:span text:style-name="T45_7">complexities</text:span><text:span text:style-name="T45_8">?</text:span></text:p>
      <text:p text:style-name="P46"><text:span text:style-name="T46_1">How</text:span><text:span text:style-name="T46_2"><text:s/></text:span><text:span text:style-name="T46_3">does</text:span><text:span text:style-name="T46_4"><text:s/></text:span><text:span text:style-name="T46_5">the</text:span><text:span text:style-name="T46_6"><text:s/></text:span><text:span text:style-name="T46_7">precision</text:span><text:span text:style-name="T46_8"><text:s/></text:span><text:span text:style-name="T46_9">affect</text:span><text:span text:style-name="T46_10"><text:s/></text:span><text:span text:style-name="T46_11">your</text:span><text:span text:style-name="T46_12"><text:s/></text:span><text:span text:style-name="T46_13">answer</text:span><text:span text:style-name="T46_14">?</text:span></text:p>
      <text:p text:style-name="P47"><text:span text:style-name="T47_1">Home</text:span><text:span text:style-name="T47_2"><text:s/></text:span><text:span text:style-name="T47_3">work</text:span><text:span text:style-name="T47_4">:<text:s/></text:span><text:span text:style-name="T47_5">how</text:span><text:span text:style-name="T47_6"><text:s/></text:span><text:span text:style-name="T47_7">do</text:span><text:span text:style-name="T47_8"><text:s/></text:span><text:span text:style-name="T47_9">you</text:span><text:span text:style-name="T47_10"><text:s/></text:span><text:span text:style-name="T47_11">derive</text:span><text:span text:style-name="T47_12"><text:s/></text:span><text:span text:style-name="T47_13">this</text:span><text:span text:style-name="T47_14"><text:s/></text:span><text:span text:style-name="T47_15">formula</text:span><text:span text:style-name="T47_16">?</text:span></text:p>
      <text:p text:style-name="P48"/>
      <text:p text:style-name="P49"><text:span text:style-name="T49_1">6)<text:s/></text:span><text:span text:style-name="T49_2">Assume</text:span><text:span text:style-name="T49_3"><text:s/></text:span><text:span text:style-name="T49_4">the</text:span><text:span text:style-name="T49_5"><text:s/></text:span><text:span text:style-name="T49_6">result</text:span><text:span text:style-name="T49_7"><text:s/></text:span><text:span text:style-name="T49_8">will</text:span><text:span text:style-name="T49_9"><text:s/></text:span><text:span text:style-name="T49_10">be</text:span><text:span text:style-name="T49_11"><text:s/></text:span><text:span text:style-name="T49_12">a</text:span><text:span text:style-name="T49_13"><text:s/>32<text:s/></text:span><text:span text:style-name="T49_14">bit</text:span><text:span text:style-name="T49_15"><text:s/></text:span><text:span text:style-name="T49_16">signed</text:span><text:span text:style-name="T49_17"><text:s/></text:span><text:span text:style-name="T49_18">int</text:span><text:span text:style-name="T49_19">.<text:s/></text:span><text:span text:style-name="T49_20">Write</text:span><text:span text:style-name="T49_21"><text:s/></text:span><text:span text:style-name="T49_22">a</text:span><text:span text:style-name="T49_23"><text:s/></text:span><text:span text:style-name="T49_24">program</text:span><text:span text:style-name="T49_25"><text:s/></text:span><text:span text:style-name="T49_26">that</text:span><text:span text:style-name="T49_27"><text:s/></text:span><text:span text:style-name="T49_28">uses</text:span><text:span text:style-name="T49_29"><text:s/></text:span><text:span text:style-name="T49_30">precomputed</text:span><text:span text:style-name="T49_31"><text:s/></text:span><text:span text:style-name="T49_32">values</text:span><text:span text:style-name="T49_33"><text:s/></text:span><text:span text:style-name="T49_34">for</text:span><text:span text:style-name="T49_35"><text:s/></text:span><text:span text:style-name="T49_36">Fibonacci</text:span><text:span text:style-name="T49_37">.</text:span></text:p>
      <text:p text:style-name="P50"/>
      <text:p text:style-name="P51"><text:span text:style-name="T51_1">What</text:span><text:span text:style-name="T51_2"><text:s/></text:span><text:span text:style-name="T51_3">are</text:span><text:span text:style-name="T51_4"><text:s/></text:span><text:span text:style-name="T51_5">the</text:span><text:span text:style-name="T51_6"><text:s/></text:span><text:span text:style-name="T51_7">complexities</text:span><text:span text:style-name="T51_8">?</text:span></text:p>
      <text:p text:style-name="P52"><text:span text:style-name="T52_1">If</text:span><text:span text:style-name="T52_2"><text:s/></text:span><text:span text:style-name="T52_3">you</text:span><text:span text:style-name="T52_4"><text:s/></text:span><text:span text:style-name="T52_5">use</text:span><text:span text:style-name="T52_6"><text:s/></text:span><text:span text:style-name="T52_7">C</text:span><text:span text:style-name="T52_8">++,<text:s/></text:span><text:span text:style-name="T52_9">use</text:span><text:span text:style-name="T52_10"><text:s/></text:span><text:span text:style-name="T52_11">templates</text:span><text:span text:style-name="T52_12">.</text:span></text:p>
      <text:p text:style-name="P53"><text:span text:style-name="T53_1">If</text:span><text:span text:style-name="T53_2"><text:s/></text:span><text:span text:style-name="T53_3">you</text:span><text:span text:style-name="T53_4"><text:s/></text:span><text:span text:style-name="T53_5">use</text:span><text:span text:style-name="T53_6"><text:s/></text:span><text:span text:style-name="T53_7">Scala</text:span><text:span text:style-name="T53_8">,<text:s/></text:span><text:span text:style-name="T53_9">use</text:span><text:span text:style-name="T53_10"><text:s/></text:span><text:span text:style-name="T53_11">macros</text:span><text:span text:style-name="T53_12">.</text:span></text:p>
      <text:p text:style-name="P54"><text:span text:style-name="T54_1">If</text:span><text:span text:style-name="T54_2"><text:s/></text:span><text:span text:style-name="T54_3">your</text:span><text:span text:style-name="T54_4"><text:s/></text:span><text:span text:style-name="T54_5">language</text:span><text:span text:style-name="T54_6"><text:s/></text:span><text:span text:style-name="T54_7">sucks</text:span><text:span text:style-name="T54_8">,<text:s/></text:span><text:span text:style-name="T54_9">learn</text:span><text:span text:style-name="T54_10"><text:s/></text:span><text:span text:style-name="T54_11">a</text:span><text:span text:style-name="T54_12"><text:s/></text:span><text:span text:style-name="T54_13">new</text:span><text:span text:style-name="T54_14"><text:s/></text:span><text:span text:style-name="T54_15">one</text:span><text:span text:style-name="T54_16">.</text:span></text:p>
      <text:p text:style-name="P55"/>
      <text:p text:style-name="P56"><text:span text:style-name="T56_1">7)<text:s/></text:span><text:span text:style-name="T56_2">In</text:span><text:span text:style-name="T56_3"><text:s/></text:span><text:span text:style-name="T56_4">the</text:span><text:span text:style-name="T56_5"><text:s/></text:span><text:span text:style-name="T56_6">Tribonacci</text:span><text:span text:style-name="T56_7"><text:s/></text:span><text:span text:style-name="T56_8">sequence</text:span><text:span text:style-name="T56_9">,<text:s/></text:span><text:span text:style-name="T56_10">the</text:span><text:span text:style-name="T56_11"><text:s/></text:span><text:span text:style-name="T56_12">next</text:span><text:span text:style-name="T56_13"><text:s/></text:span><text:span text:style-name="T56_14">element</text:span><text:span text:style-name="T56_15"><text:s/></text:span><text:span text:style-name="T56_16">is</text:span><text:span text:style-name="T56_17"><text:s/></text:span><text:span text:style-name="T56_18">the</text:span><text:span text:style-name="T56_19"><text:s/></text:span><text:span text:style-name="T56_20">sum</text:span><text:span text:style-name="T56_21"><text:s/></text:span><text:span text:style-name="T56_22">of</text:span><text:span text:style-name="T56_23"><text:s/></text:span><text:span text:style-name="T56_24">the</text:span><text:span text:style-name="T56_25"><text:s/></text:span><text:span text:style-name="T56_26">preceding</text:span><text:span text:style-name="T56_27"><text:s/>3<text:s/></text:span><text:span text:style-name="T56_28">elements</text:span><text:span text:style-name="T56_29">,<text:s/></text:span><text:span text:style-name="T56_30">and</text:span><text:span text:style-name="T56_31"><text:s/></text:span><text:span text:style-name="T56_32">the</text:span><text:span text:style-name="T56_33"><text:s/></text:span><text:span text:style-name="T56_34">first</text:span><text:span text:style-name="T56_35"><text:s/></text:span><text:span text:style-name="T56_36">three</text:span><text:span text:style-name="T56_37"><text:s/></text:span><text:span text:style-name="T56_38">elements</text:span><text:span text:style-name="T56_39"><text:s/></text:span><text:span text:style-name="T56_40">are</text:span><text:span text:style-name="T56_41"><text:s/>0,0,1.<text:s/></text:span><text:span text:style-name="T56_42">This</text:span><text:span text:style-name="T56_43"><text:s/></text:span><text:span text:style-name="T56_44">is</text:span><text:span text:style-name="T56_45"><text:s/></text:span><text:span text:style-name="T56_46">a</text:span><text:span text:style-name="T56_47"><text:s/></text:span><text:span text:style-name="T56_48">third</text:span><text:span text:style-name="T56_49"><text:s/></text:span><text:span text:style-name="T56_50">order</text:span><text:span text:style-name="T56_51"><text:s/></text:span><text:span text:style-name="T56_52">Fibonacci</text:span><text:span text:style-name="T56_53"><text:s/></text:span><text:span text:style-name="T56_54">sequence</text:span><text:span text:style-name="T56_55">.<text:s/></text:span></text:p>
      <text:p text:style-name="P57"><text:span text:style-name="T57_1">For</text:span><text:span text:style-name="T57_2"><text:s/></text:span><text:span text:style-name="T57_3">a</text:span><text:span text:style-name="T57_4"><text:s/></text:span><text:span text:style-name="T57_5">kth</text:span><text:span text:style-name="T57_6"><text:s/></text:span><text:span text:style-name="T57_7">order</text:span><text:span text:style-name="T57_8"><text:s/></text:span><text:span text:style-name="T57_9">Fibonacci</text:span><text:span text:style-name="T57_10"><text:s/></text:span><text:span text:style-name="T57_11">sequence</text:span><text:span text:style-name="T57_12">,<text:s/></text:span><text:span text:style-name="T57_13">the</text:span><text:span text:style-name="T57_14"><text:s/></text:span><text:span text:style-name="T57_15">first</text:span><text:span text:style-name="T57_16"><text:s/></text:span><text:span text:style-name="T57_17">k</text:span><text:span text:style-name="T57_18">-1<text:s/></text:span><text:span text:style-name="T57_19">elements</text:span><text:span text:style-name="T57_20"><text:s/></text:span><text:span text:style-name="T57_21">are</text:span><text:span text:style-name="T57_22"><text:s/>0<text:s/></text:span><text:span text:style-name="T57_23">and</text:span><text:span text:style-name="T57_24"><text:s/></text:span><text:span text:style-name="T57_25">the</text:span><text:span text:style-name="T57_26"><text:s/></text:span><text:span text:style-name="T57_27">kth</text:span><text:span text:style-name="T57_28"><text:s/></text:span><text:span text:style-name="T57_29">is</text:span><text:span text:style-name="T57_30"><text:s/>1.<text:s/></text:span><text:span text:style-name="T57_31">Each</text:span><text:span text:style-name="T57_32"><text:s/></text:span><text:span text:style-name="T57_33">subsequent</text:span><text:span text:style-name="T57_34"><text:s/></text:span><text:span text:style-name="T57_35">element</text:span><text:span text:style-name="T57_36"><text:s/></text:span><text:span text:style-name="T57_37">is</text:span><text:span text:style-name="T57_38"><text:s/></text:span><text:span text:style-name="T57_39">the</text:span><text:span text:style-name="T57_40"><text:s/></text:span><text:span text:style-name="T57_41">sum</text:span><text:span text:style-name="T57_42"><text:s/></text:span><text:span text:style-name="T57_43">of</text:span><text:span text:style-name="T57_44"><text:s/></text:span><text:span text:style-name="T57_45">the</text:span><text:span text:style-name="T57_46"><text:s/></text:span><text:span text:style-name="T57_47">previous</text:span><text:span text:style-name="T57_48"><text:s/></text:span><text:span text:style-name="T57_49">k</text:span><text:span text:style-name="T57_50"><text:s/></text:span><text:span text:style-name="T57_51">elements</text:span><text:span text:style-name="T57_52">.</text:span></text:p>
      <text:p text:style-name="P58"><text:span text:style-name="T58_1">Write</text:span><text:span text:style-name="T58_2"><text:s/></text:span><text:span text:style-name="T58_3">a</text:span><text:span text:style-name="T58_4"><text:s/></text:span><text:span text:style-name="T58_5">program</text:span><text:span text:style-name="T58_6"><text:s/></text:span><text:span text:style-name="T58_7">to</text:span><text:span text:style-name="T58_8"><text:s/></text:span><text:span text:style-name="T58_9">give</text:span><text:span text:style-name="T58_10"><text:s/></text:span><text:span text:style-name="T58_11">the</text:span><text:span text:style-name="T58_12"><text:s/></text:span><text:span text:style-name="T58_13">nth</text:span><text:span text:style-name="T58_14"><text:s/></text:span><text:span text:style-name="T58_15">element</text:span><text:span text:style-name="T58_16"><text:s/></text:span><text:span text:style-name="T58_17">from</text:span><text:span text:style-name="T58_18"><text:s/></text:span><text:span text:style-name="T58_19">the</text:span><text:span text:style-name="T58_20"><text:s/></text:span><text:span text:style-name="T58_21">kth</text:span><text:span text:style-name="T58_22"><text:s/></text:span><text:span text:style-name="T58_23">order</text:span><text:span text:style-name="T58_24"><text:s/></text:span><text:span text:style-name="T58_25">Fibonacci</text:span><text:span text:style-name="T58_26"><text:s/></text:span><text:span text:style-name="T58_27">sequence</text:span><text:span text:style-name="T58_28">.</text:span></text:p>
      <text:p text:style-name="P59"/>
      <text:p text:style-name="P60"><text:span text:style-name="T60_1">8)<text:s/></text:span><text:span text:style-name="T60_2">A</text:span><text:span text:style-name="T60_3"><text:s/></text:span><text:span text:style-name="T60_4">number</text:span><text:span text:style-name="T60_5">,<text:s/></text:span><text:span text:style-name="T60_6">a</text:span><text:span text:style-name="T60_7">,<text:s/></text:span><text:span text:style-name="T60_8">is</text:span><text:span text:style-name="T60_9"><text:s/></text:span><text:span text:style-name="T60_10">a</text:span><text:span text:style-name="T60_11"><text:s/></text:span><text:span text:style-name="T60_12">Fibonacci</text:span><text:span text:style-name="T60_13"><text:s/></text:span><text:span text:style-name="T60_14">number</text:span><text:span text:style-name="T60_15"><text:s/></text:span><text:span text:style-name="T60_16">if</text:span><text:span text:style-name="T60_17"><text:s/></text:span></text:p>
      <text:p text:style-name="P61"><text:span text:style-name="T61_1"><text:tab/>5</text:span><text:span text:style-name="T61_2">a</text:span><text:span text:style-name="T61_3">2<text:s/></text:span><text:span text:style-name="T61_4">+<text:s/>4<text:s/>=<text:s/></text:span><text:span text:style-name="T61_5">b</text:span><text:span text:style-name="T61_6">2</text:span><text:span text:style-name="T61_7"><text:s text:c="4"/><text:tab/></text:span><text:span text:style-name="T61_8">or</text:span><text:span text:style-name="T61_9"><text:s/><text:tab/><text:s/><text:tab/>5</text:span><text:span text:style-name="T61_10">a</text:span><text:span text:style-name="T61_11">2<text:s/></text:span><text:span text:style-name="T61_12">-<text:s/>4<text:s/>=<text:s/></text:span><text:span text:style-name="T61_13">c</text:span><text:span text:style-name="T61_14">2</text:span></text:p>
      <text:p text:style-name="P62"><text:span text:style-name="T62_1">For</text:span><text:span text:style-name="T62_2"><text:s/></text:span><text:span text:style-name="T62_3">some</text:span><text:span text:style-name="T62_4"><text:s/></text:span><text:span text:style-name="T62_5">integer</text:span><text:span text:style-name="T62_6"><text:s/></text:span><text:span text:style-name="T62_7">b</text:span><text:span text:style-name="T62_8"><text:s/></text:span><text:span text:style-name="T62_9">or</text:span><text:span text:style-name="T62_10"><text:s/></text:span><text:span text:style-name="T62_11">c</text:span><text:span text:style-name="T62_12">.</text:span></text:p>
      <text:p text:style-name="P63"><text:span text:style-name="T63_1">Write</text:span><text:span text:style-name="T63_2"><text:s/></text:span><text:span text:style-name="T63_3">a</text:span><text:span text:style-name="T63_4"><text:s/></text:span><text:span text:style-name="T63_5">program</text:span><text:span text:style-name="T63_6"><text:s/></text:span><text:span text:style-name="T63_7">to</text:span><text:span text:style-name="T63_8"><text:s/></text:span><text:span text:style-name="T63_9">test</text:span><text:span text:style-name="T63_10"><text:s/></text:span><text:span text:style-name="T63_11">if</text:span><text:span text:style-name="T63_12"><text:s/></text:span><text:span text:style-name="T63_13">a</text:span><text:span text:style-name="T63_14"><text:s/></text:span><text:span text:style-name="T63_15">number</text:span><text:span text:style-name="T63_16"><text:s/></text:span><text:span text:style-name="T63_17">is</text:span><text:span text:style-name="T63_18"><text:s/></text:span><text:span text:style-name="T63_19">a</text:span><text:span text:style-name="T63_20"><text:s/></text:span><text:span text:style-name="T63_21">Fibonacci</text:span><text:span text:style-name="T63_22"><text:s/></text:span><text:span text:style-name="T63_23">number</text:span><text:span text:style-name="T63_24">.</text:span></text:p>
      <text:p text:style-name="P64"><text:span text:style-name="T64_1">Home</text:span><text:span text:style-name="T64_2"><text:s/></text:span><text:span text:style-name="T64_3">work</text:span><text:span text:style-name="T64_4">:<text:s/></text:span><text:span text:style-name="T64_5">prove</text:span><text:span text:style-name="T64_6"><text:s/></text:span><text:span text:style-name="T64_7">the</text:span><text:span text:style-name="T64_8"><text:s/></text:span><text:span text:style-name="T64_9">fomula</text:span><text:span text:style-name="T64_10">.</text:span></text:p>
      <text:p text:style-name="P65"><text:span text:style-name="T65_1">Home</text:span><text:span text:style-name="T65_2"><text:s/></text:span><text:span text:style-name="T65_3">work</text:span><text:span text:style-name="T65_4">:<text:s/></text:span><text:span text:style-name="T65_5">write</text:span><text:span text:style-name="T65_6"><text:s/></text:span><text:span text:style-name="T65_7">a</text:span><text:span text:style-name="T65_8"><text:s/></text:span><text:span text:style-name="T65_9">program</text:span><text:span text:style-name="T65_10"><text:s/></text:span><text:span text:style-name="T65_11">that</text:span><text:span text:style-name="T65_12"><text:s/></text:span><text:span text:style-name="T65_13">given</text:span><text:span text:style-name="T65_14"><text:s/></text:span><text:span text:style-name="T65_15">a</text:span><text:span text:style-name="T65_16"><text:s/></text:span><text:span text:style-name="T65_17">number</text:span><text:span text:style-name="T65_18"><text:s/></text:span><text:span text:style-name="T65_19">tells</text:span><text:span text:style-name="T65_20"><text:s/></text:span><text:span text:style-name="T65_21">you</text:span><text:span text:style-name="T65_22"><text:s/></text:span><text:span text:style-name="T65_23">if</text:span><text:span text:style-name="T65_24"><text:s/></text:span><text:span text:style-name="T65_25">it</text:span><text:span text:style-name="T65_26"><text:s/></text:span><text:span text:style-name="T65_27">is</text:span><text:span text:style-name="T65_28"><text:s/></text:span><text:span text:style-name="T65_29">a</text:span><text:span text:style-name="T65_30"><text:s/></text:span><text:span text:style-name="T65_31">Fibonacci</text:span><text:span text:style-name="T65_32"><text:s/></text:span><text:span text:style-name="T65_33">number</text:span><text:span text:style-name="T65_34"><text:s/></text:span><text:span text:style-name="T65_35">and</text:span><text:span text:style-name="T65_36"><text:s/></text:span><text:span text:style-name="T65_37">if</text:span><text:span text:style-name="T65_38"><text:s/></text:span><text:span text:style-name="T65_39">so</text:span><text:span text:style-name="T65_40">,<text:s/></text:span><text:span text:style-name="T65_41">which</text:span><text:span text:style-name="T65_42"><text:s/></text:span><text:span text:style-name="T65_43">one</text:span><text:span text:style-name="T65_44"><text:s/>(</text:span><text:span text:style-name="T65_45">without</text:span><text:span text:style-name="T65_46"><text:s/></text:span><text:span text:style-name="T65_47">generating</text:span><text:span text:style-name="T65_48"><text:s/></text:span><text:span text:style-name="T65_49">all</text:span><text:span text:style-name="T65_50"><text:s/></text:span><text:span text:style-name="T65_51">the</text:span><text:span text:style-name="T65_52"><text:s/></text:span><text:span text:style-name="T65_53">numbers</text:span><text:span text:style-name="T65_54"><text:s/></text:span><text:span text:style-name="T65_55">in</text:span><text:span text:style-name="T65_56"><text:s/></text:span><text:span text:style-name="T65_57">the</text:span><text:span text:style-name="T65_58"><text:s/></text:span><text:span text:style-name="T65_59">sequence</text:span><text:span text:style-name="T65_60"><text:s/></text:span><text:span text:style-name="T65_61">first</text:span><text:span text:style-name="T65_62">).</text:span></text:p>
      <text:p text:style-name="P66"/>
      <text:p text:style-name="P67"/>
      <text:p text:style-name="P68"/>
      <text:p text:style-name="P6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